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905cm"/>
    </style:style>
    <style:style style:name="gr2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P1" style:family="paragraph">
      <style:paragraph-properties fo:line-height="100%" fo:text-align="center"/>
      <style:text-properties fo:font-size="22pt" style:font-size-asian="22pt" style:font-size-complex="22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1" draw:layer="layout" svg:width="17.653cm" svg:height="2.155cm" svg:x="8.102cm" svg:y="1cm">
          <draw:text-box>
            <text:p text:style-name="P1"><text:span text:style-name="T1">Data stored on non-friend remote</text:span></text:p>
          </draw:text-box>
        </draw:frame>
        <draw:custom-shape draw:style-name="gr2" draw:text-style-name="P2" draw:layer="layout" svg:width="14.351cm" svg:height="6.472cm" svg:x="1.766cm" svg:y="3.672cm">
          <text:list text:style-name="L1">
            <text:list-item>
              <text:p text:style-name="P2">Full backup files</text:p>
            </text:list-item>
            <text:list-item>
              <text:p text:style-name="P2">File deltas</text:p>
            </text:list-item>
            <text:list-item>
              <text:p text:style-name="P2">File key collections</text:p>
              <text:list>
                <text:list-item>
                  <text:p text:style-name="P2">Collections for each shared user</text:p>
                </text:list-item>
                <text:list-item>
                  <text:p text:style-name="P2">Main collection for primary user</text:p>
                </text:list-item>
              </text:list>
            </text:list-item>
          </text:list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1" draw:layer="layout" svg:width="10.668cm" svg:height="2.155cm" svg:x="5.051cm" svg:y="2.721cm">
          <draw:text-box>
            <text:p text:style-name="P3">Encrypted</text:p>
          </draw:text-box>
        </draw:frame>
        <draw:frame draw:style-name="gr1" draw:layer="layout" svg:width="10.668cm" svg:height="2.155cm" svg:x="18.752cm" svg:y="2.721cm">
          <draw:text-box>
            <text:p text:style-name="P3">Unencrypted</text:p>
          </draw:text-box>
        </draw:frame>
        <draw:custom-shape draw:style-name="gr2" draw:text-style-name="P2" draw:layer="layout" svg:width="14.351cm" svg:height="6.471cm" svg:x="15.467cm" svg:y="3.673cm">
          <text:list text:style-name="L1">
            <text:list-item>
              <text:p text:style-name="P2">Public files</text:p>
            </text:list-item>
            <text:list-item>
              <text:p text:style-name="P2">Public deltas</text:p>
            </text:list-item>
          </text:list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.75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01T13:44:18.59</meta:creation-date>
    <dc:date>2012-02-01T14:57:29.17</dc:date>
    <meta:editing-duration>PT1H13M12S</meta:editing-duration>
    <meta:editing-cycles>5</meta:editing-cycles>
    <meta:generator>LibreOffice/3.4$Win32 LibreOffice_project/340m1$Build-302</meta:generator>
    <meta:document-statistic meta:object-count="5"/>
  </office:meta>
</office:document-meta>
</file>